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" svg:font-family="arial, helvetica, sans-serif"/>
    <style:font-face style:name="BookmanOldStyle-BoldItalic" svg:font-family="BookmanOldStyle-BoldItalic" style:font-family-generic="roman"/>
    <style:font-face style:name="BookmanOldStyle-Italic" svg:font-family="BookmanOldStyle-Italic" style:font-family-generic="roman"/>
    <style:font-face style:name="OpenSans-Bold" svg:font-family="OpenSans-Bold" style:font-family-generic="swiss"/>
    <style:font-face style:name="OpenSans-Semibold" svg:font-family="OpenSans-Semibold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/>
      <style:text-properties fo:color="#ff0000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font-name="Comic Sans MS" fo:font-size="10pt" style:font-name-asian="OpenSans-Bold" style:font-size-asian="10pt" style:font-name-complex="OpenSans-Bold" style:font-size-complex="10pt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font-name="Comic Sans MS" fo:font-size="9pt" fo:font-weight="bold" style:font-name-asian="OpenSans-Semibold" style:font-size-asian="9pt" style:font-weight-asian="bold" style:font-name-complex="OpenSans-Semi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333333" style:font-name="BookmanOldStyle-Italic" fo:font-size="14pt" fo:font-style="italic" style:font-name-asian="BookmanOldStyle-Italic" style:font-size-asian="14pt" style:font-style-asian="italic" style:font-name-complex="BookmanOldStyle-Italic" style:font-size-complex="14pt" style:font-style-complex="italic"/>
    </style:style>
    <style:style style:name="P6" style:family="paragraph" style:parent-style-name="Standard">
      <style:paragraph-properties fo:text-align="justify" style:justify-single-word="false" style:text-autospace="none"/>
      <style:text-properties fo:color="#333333" style:font-name="Comic Sans MS" fo:font-size="9pt" fo:font-style="italic" style:font-name-asian="BookmanOldStyle-Italic" style:font-size-asian="9pt" style:font-style-asian="italic" style:font-name-complex="BookmanOldStyle-Italic" style:font-size-complex="9pt" style:font-style-complex="italic"/>
    </style:style>
    <style:style style:name="P7" style:family="paragraph" style:parent-style-name="Standard">
      <style:paragraph-properties fo:text-align="justify" style:justify-single-word="false" style:text-autospace="none"/>
      <style:text-properties fo:color="#333333" style:font-name="Comic Sans MS" fo:font-size="9pt" style:font-name-asian="BookmanOldStyle-Italic" style:font-size-asian="9pt" style:font-name-complex="BookmanOldStyle-Italic" style:font-size-complex="9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Comic Sans MS"/>
    </style:style>
    <style:style style:name="P9" style:family="paragraph" style:parent-style-name="Standard">
      <style:paragraph-properties fo:text-align="justify" style:justify-single-word="false"/>
      <style:text-properties fo:color="#00cc00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</style:style>
    <style:style style:name="P11" style:family="paragraph" style:parent-style-name="Standard">
      <style:paragraph-properties fo:margin-top="0cm" fo:margin-bottom="0.499cm" loext:contextual-spacing="false" fo:text-align="justify" style:justify-single-word="false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OpenSans-Semibold" fo:font-size="13pt" fo:font-style="italic" style:text-underline-style="solid" style:text-underline-width="auto" style:text-underline-color="font-color" fo:font-weight="bold" style:font-name-asian="OpenSans-Semibold" style:font-size-asian="13pt" style:font-style-asian="italic" style:font-weight-asian="bold" style:font-name-complex="OpenSans-Semibold" style:font-size-complex="13pt" style:font-style-complex="italic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333333" style:font-name="OpenSans-Semibold" fo:font-size="13pt" fo:font-style="italic" style:text-underline-style="solid" style:text-underline-width="auto" style:text-underline-color="font-color" fo:font-weight="bold" style:font-name-asian="OpenSans-Semibold" style:font-size-asian="13pt" style:font-style-asian="italic" style:font-weight-asian="bold" style:font-name-complex="OpenSans-Semibold" style:font-size-complex="13pt" style:font-style-complex="italic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333333" style:font-name="OpenSans-Semibold" fo:font-size="10pt" fo:font-style="italic" style:text-underline-style="none" fo:font-weight="normal" style:font-name-asian="OpenSans-Semibold" style:font-size-asian="10pt" style:font-style-asian="italic" style:font-weight-asian="normal" style:font-name-complex="OpenSans-Semibold" style:font-size-complex="10pt" style:font-style-complex="italic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OpenSans-Semibold" fo:font-size="9pt" fo:font-style="italic" style:font-name-asian="OpenSans-Semibold" style:font-size-asian="9pt" style:font-style-asian="italic" style:font-name-complex="OpenSans-Semibold" style:font-size-complex="9pt" style:font-style-complex="italic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BookmanOldStyle-Italic" fo:font-size="9pt" fo:font-style="italic" style:font-name-asian="BookmanOldStyle-Italic" style:font-size-asian="9pt" style:font-style-asian="italic" style:font-name-complex="BookmanOldStyle-Italic" style:font-size-complex="9pt" style:font-style-complex="italic"/>
    </style:style>
    <style:style style:name="P17" style:family="paragraph" style:parent-style-name="Standard">
      <style:paragraph-properties style:text-autospace="none"/>
      <style:text-properties fo:color="#333333" style:font-name="BookmanOldStyle-Italic" fo:font-size="9pt" fo:font-style="italic" style:font-name-asian="BookmanOldStyle-Italic" style:font-size-asian="9pt" style:font-style-asian="italic" style:font-name-complex="BookmanOldStyle-Italic" style:font-size-complex="9pt" style:font-style-complex="italic"/>
    </style:style>
    <style:style style:name="P18" style:family="paragraph" style:parent-style-name="Standard" style:list-style-name="L3">
      <style:paragraph-properties fo:text-align="justify" style:justify-single-word="false" style:text-autospace="none"/>
    </style:style>
    <style:style style:name="P19" style:family="paragraph" style:parent-style-name="Standard" style:list-style-name="L2">
      <style:paragraph-properties fo:text-align="justify" style:justify-single-word="false" style:text-autospace="none"/>
      <style:text-properties fo:color="#000000" style:font-name="Comic Sans MS" fo:font-size="9pt" fo:font-weight="bold" style:font-name-asian="OpenSans-Semibold" style:font-size-asian="9pt" style:font-weight-asian="bold" style:font-name-complex="OpenSans-Semibold" style:font-size-complex="9pt" style:font-weight-complex="bold"/>
    </style:style>
    <style:style style:name="P20" style:family="paragraph" style:parent-style-name="Standard" style:list-style-name="L4">
      <style:paragraph-properties fo:text-align="justify" style:justify-single-word="false" style:text-autospace="none"/>
      <style:text-properties fo:color="#000000" style:font-name="Comic Sans MS" fo:font-size="9pt" fo:font-weight="bold" style:font-name-asian="OpenSans-Semibold" style:font-size-asian="9pt" style:font-weight-asian="bold" style:font-name-complex="OpenSans-Semibold" style:font-size-complex="9pt" style:font-weight-complex="bold"/>
    </style:style>
    <style:style style:name="P21" style:family="paragraph" style:parent-style-name="Standard" style:list-style-name="L5">
      <style:paragraph-properties fo:text-align="justify" style:justify-single-word="false" style:text-autospace="none"/>
      <style:text-properties fo:color="#000000" style:font-name="Comic Sans MS" fo:font-size="9pt" fo:font-weight="bold" style:font-name-asian="OpenSans-Semibold" style:font-size-asian="9pt" style:font-weight-asian="bold" style:font-name-complex="OpenSans-Semibold" style:font-size-complex="9pt" style:font-weight-complex="bold"/>
    </style:style>
    <style:style style:name="P22" style:family="paragraph" style:parent-style-name="Standard" style:list-style-name="L2">
      <style:paragraph-properties fo:margin-left="0cm" fo:margin-right="0cm" fo:text-align="center" style:justify-single-word="false" fo:text-indent="-0.635cm" style:auto-text-indent="false" style:text-autospace="none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25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color="#ff0000"/>
    </style:style>
    <style:style style:name="T1" style:family="text">
      <style:text-properties fo:color="#ffffff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ffffff" style:font-name="Comic Sans MS" fo:font-size="10.5pt" fo:font-weight="bold" style:font-name-asian="OpenSans-Semibold" style:font-size-asian="10.5pt" style:font-weight-asian="bold" style:font-name-complex="OpenSans-Semibold" style:font-size-complex="10.5pt" style:font-weight-complex="bold"/>
    </style:style>
    <style:style style:name="T3" style:family="text">
      <style:text-properties style:font-name="OpenSans-Semibold" style:font-name-asian="OpenSans-Semibold" style:font-name-complex="OpenSans-Semibold"/>
    </style:style>
    <style:style style:name="T4" style:family="text">
      <style:text-properties style:font-name="OpenSans-Semibold" fo:font-size="13pt" style:text-underline-style="solid" style:text-underline-width="auto" style:text-underline-color="font-color" fo:font-weight="bold" style:font-name-asian="OpenSans-Semibold" style:font-size-asian="13pt" style:font-weight-asian="bold" style:font-name-complex="OpenSans-Semibold" style:font-size-complex="13pt" style:font-weight-complex="bold"/>
    </style:style>
    <style:style style:name="T5" style:family="text">
      <style:text-properties fo:color="#333333" fo:font-size="9pt" fo:font-style="italic" style:font-name-asian="BookmanOldStyle-Italic" style:font-size-asian="9pt" style:font-style-asian="italic" style:font-name-complex="BookmanOldStyle-Italic" style:font-size-complex="9pt" style:font-style-complex="italic"/>
    </style:style>
    <style:style style:name="T6" style:family="text">
      <style:text-properties fo:color="#333333" fo:font-size="9pt" fo:font-style="italic" fo:font-weight="bold" style:font-name-asian="BookmanOldStyle-BoldItalic" style:font-size-asian="9pt" style:font-style-asian="italic" style:font-weight-asian="bold" style:font-name-complex="BookmanOldStyle-BoldItalic" style:font-size-complex="9pt" style:font-style-complex="italic" style:font-weight-complex="bold"/>
    </style:style>
    <style:style style:name="T7" style:family="text">
      <style:text-properties fo:color="#333333" fo:font-size="9pt" fo:font-style="italic" style:text-underline-style="solid" style:text-underline-width="auto" style:text-underline-color="font-color" fo:font-weight="bold" style:font-name-asian="BookmanOldStyle-Italic" style:font-size-asian="9pt" style:font-style-asian="italic" style:font-weight-asian="bold" style:font-name-complex="BookmanOldStyle-Italic" style:font-size-complex="9pt" style:font-style-complex="italic" style:font-weight-complex="bold"/>
    </style:style>
    <style:style style:name="T8" style:family="text">
      <style:text-properties fo:font-size="9pt" fo:font-weight="bold" style:font-name-asian="OpenSans-Semibold" style:font-size-asian="9pt" style:font-weight-asian="bold" style:font-name-complex="OpenSans-Semibold" style:font-size-complex="9pt" style:font-weight-complex="bold"/>
    </style:style>
    <style:style style:name="T9" style:family="text">
      <style:text-properties fo:color="#000000" style:font-name="Comic Sans MS" fo:font-size="9pt" fo:font-weight="bold" style:font-name-asian="OpenSans-Semibold" style:font-size-asian="9pt" style:font-weight-asian="bold" style:font-name-complex="OpenSans-Semibold" style:font-size-complex="9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name-asian="BookmanOldStyle-BoldItalic" style:font-style-asian="italic" style:font-weight-asian="bold" style:font-name-complex="BookmanOldStyle-BoldItalic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style:font-name="arial" fo:font-size="9pt"/>
    </style:style>
    <style:style style:name="T14" style:family="text">
      <style:text-properties fo:color="#ff0000" style:font-name="arial" fo:font-size="9pt" fo:background-color="#ffffff" loext:char-shading-value="0"/>
    </style:style>
    <style:style style:name="T15" style:family="text">
      <style:text-properties fo:color="#ff0000" style:font-name="arial" fo:font-size="9pt"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16" style:family="text">
      <style:text-properties fo:color="#ff0000" style:font-name="arial" fo:font-size="9pt" style:text-underline-style="solid" style:text-underline-width="auto" style:text-underline-color="font-color" fo:background-color="#ffffff" loext:char-shading-value="0"/>
    </style:style>
    <style:style style:name="T17" style:family="text">
      <style:text-properties fo:color="#ff0000" style:font-name="arial" fo:font-size="9pt" style:text-underline-style="none" fo:background-color="#ffffff" loext:char-shading-value="0"/>
    </style:style>
    <style:style style:name="T18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color="#ff0000" fo:font-size="9pt" fo:font-style="italic" fo:font-weight="bold" style:font-name-asian="BookmanOldStyle-Italic" style:font-size-asian="9pt" style:font-style-asian="italic" style:font-weight-asian="bold" style:font-name-complex="BookmanOldStyle-Italic" style:font-size-complex="9pt" style:font-style-complex="italic" style:font-weight-complex="bold"/>
    </style:style>
    <style:style style:name="T22" style:family="text">
      <style:text-properties fo:color="#ff0000"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9cm" fo:text-indent="-0.635cm" fo:margin-left="1.5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4cm" fo:text-indent="-0.635cm" fo:margin-left="2.2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9cm" fo:text-indent="-0.635cm" fo:margin-left="2.8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4cm" fo:text-indent="-0.635cm" fo:margin-left="3.4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9cm" fo:text-indent="-0.635cm" fo:margin-left="4.1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4cm" fo:text-indent="-0.635cm" fo:margin-left="4.7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9cm" fo:text-indent="-0.635cm" fo:margin-left="5.3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9cm" fo:text-indent="-0.635cm" fo:margin-left="6.6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Doc 3: </text:span><text:span text:style-name="T4">Teens' views on the news</text:span></text:p>
      <text:p text:style-name="P12"/>
      <text:p text:style-name="P13">Méthode E3C</text:p>
      <text:p text:style-name="P14">Répondre aux questions du Trail A ou B (Parcours A ou B). Le trail A correspond à des répérages plus concrets et visibles, le TRAIL B correspond à un accès plus détaillé et implicite du sens. Le trail B pourrait sembler compliqué dans un premier temps pour des élèves un peu plus en difficulté. L'important est de se confronter au texte, peu importe le TRAIL choisi aujourd'hui!</text:p>
      <text:p text:style-name="P9"> </text:p>
      <text:p text:style-name="P11"><text:span text:style-name="Strong_20_Emphasis"><text:span text:style-name="T14">METHODE:</text:span></text:span></text:p>
      <text:list xml:id="list64386432" text:style-name="L1">
        <text:list-item>
          <text:p text:style-name="P24"><text:span text:style-name="Strong_20_Emphasis"><text:span text:style-name="T14">Lire le texte de façon précise et attentive: quel est le sens global? </text:span></text:span><text:span text:style-name="Strong_20_Emphasis"><text:span text:style-name="T15">Toujours partir du TITRE du support</text:span></text:span><text:span text:style-name="Strong_20_Emphasis"><text:span text:style-name="T14">, </text:span></text:span><text:span text:style-name="Strong_20_Emphasis"><text:span text:style-name="T16">q</text:span></text:span><text:span text:style-name="Strong_20_Emphasis"><text:span text:style-name="T17">ui vous donne de précieuses infos sur le contenu de l'extrait</text:span></text:span><text:span text:style-name="Strong_20_Emphasis"><text:span text:style-name="T14">.</text:span></text:span><text:span text:style-name="T12"> <text:s/></text:span><text:span text:style-name="T18">Regardez la nature du document/sa source: infos précieuses pour anticiper le contenu!</text:span></text:p>
          <text:p text:style-name="P25"/>
        </text:list-item>
        <text:list-item>
          <text:p text:style-name="P24"><text:span text:style-name="Strong_20_Emphasis"><text:span text:style-name="T14">à la deuxième lecture, prenez un surligneur et repérez pour chaque question les éléments de réponses pertinents (3 questions= trois surligneurs). Commentez ou faites qqs remarques sur la marge au besoin. 3ème lecture pour compléter/affiner</text:span></text:span><text:span text:style-name="T12"> </text:span></text:p>
          <text:p text:style-name="P26"/>
        </text:list-item>
        <text:list-item>
          <text:p text:style-name="P24"><text:span text:style-name="Strong_20_Emphasis"><text:span text:style-name="T14">Réfléchir à l'organisation de chaque réponse, organiser l'enchaînement des idées repérées.</text:span></text:span><text:span text:style-name="T12"> </text:span></text:p>
          <text:p text:style-name="P26"/>
        </text:list-item>
        <text:list-item>
          <text:p text:style-name="P23"><text:span text:style-name="Strong_20_Emphasis"><text:span text:style-name="T14">Rédiger les réponses.</text:span></text:span><text:span text:style-name="T12"> </text:span></text:p>
        </text:list-item>
      </text:list>
      <text:p text:style-name="P2"> </text:p>
      <text:p text:style-name="P1"><text:span text:style-name="Strong_20_Emphasis"><text:span text:style-name="T13">Les question posées ici sont un peu moins guidées car nous devons nous habituer à proposer des paragraphes rédigés de synthèse  (le cas des 2 Trails mais le TRAIL B se rapproche davantage des attentes du bac) en vue des épreuves E3C de CE/EE.</text:span></text:span></text:p>
      <text:p text:style-name="P15"/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TRAIL A</text:p>
          </table:table-cell>
          <table:table-cell table:style-name="Tableau1.B1" office:value-type="string">
            <text:list xml:id="list1211965239" text:style-name="L2">
              <text:list-header>
                <text:p text:style-name="P22">TRAIL B</text:p>
              </text:list-header>
            </text:list>
          </table:table-cell>
        </table:table-row>
        <table:table-row>
          <table:table-cell table:style-name="Tableau1.A2" office:value-type="string">
            <text:list xml:id="list1099029609" text:style-name="L3">
              <text:list-item>
                <text:p text:style-name="P18"><text:span text:style-name="T2">1</text:span><text:span text:style-name="T9">Read lines 1 to 13. Describe President</text:span></text:p>
              </text:list-item>
            </text:list>
            <text:p text:style-name="P4">Trump’s vision of the media.</text:p>
            <text:p text:style-name="P4"/>
            <text:p text:style-name="P6">President Trump does not like the media.</text:p>
            <text:p text:style-name="P6">He considers the press an enemy and says that it spreads fake news.</text:p>
          </table:table-cell>
          <table:table-cell table:style-name="Tableau1.B2" office:value-type="string">
            <text:list xml:id="list165416790979964" text:continue-list="list1211965239" text:style-name="L2">
              <text:list-item>
                <text:p text:style-name="P19">Explain President Trump’s attitude</text:p>
              </text:list-item>
            </text:list>
            <text:p text:style-name="P4">towards the press with examples of what he</text:p>
            <text:p text:style-name="P4">has done.</text:p>
            <text:p text:style-name="P6">President Trump does not trust the media / he is <text:span text:style-name="T20">skeptical</text:span> about the media.</text:p>
            <text:p text:style-name="P6">Examples: He has (<text:span text:style-name="T20">relentlessly=tenaciously</text:span>) attacked the media. He’s <text:span text:style-name="T20">shunned= ignored/rejected</text:span> (individual) reporters and referred to the press as “the enemy of the American people” and popularised the term “fake news” (lines 1 – 5)</text:p>
          </table:table-cell>
        </table:table-row>
        <table:table-row>
          <table:table-cell table:style-name="Tableau1.A2" office:value-type="string">
            <text:p text:style-name="P3"><text:span text:style-name="T1">2é. </text:span><text:span text:style-name="T8">Focus on the 2017 report and find out if American teenagers trust the media. Justify your answer with figures from the article.</text:span></text:p>
            <text:p text:style-name="P7"><text:span text:style-name="T10">No, American teenagers do not </text:span><text:span text:style-name="T19">trust</text:span><text:span text:style-name="T10"> the <text:s/>media. A 2017 report on a series of focus groups with </text:span><text:span text:style-name="T11">52 </text:span><text:span text:style-name="T10">people between the ages of </text:span><text:span text:style-name="T11">14 </text:span><text:span text:style-name="T10">and </text:span><text:span text:style-name="T11">24 </text:span><text:span text:style-name="T10">found that many young</text:span></text:p>
            <text:p text:style-name="P6">Americans believe the news is <text:span text:style-name="T20">biased</text:span>.(lines 18 – 22)</text:p>
            <text:p text:style-name="P6"/>
          </table:table-cell>
          <table:table-cell table:style-name="Tableau1.B2" office:value-type="string">
            <text:list xml:id="list943162854" text:style-name="L4">
              <text:list-header>
                <text:p text:style-name="P20">2.Find out what the two reports mentioned</text:p>
              </text:list-header>
            </text:list>
            <text:p text:style-name="P4">in the article show.</text:p>
            <text:p text:style-name="P6">A recent Knight-Gallup <text:span text:style-name="T22">report</text:span> showed that only a third of Americans view the press positively. (lines 6-7)</text:p>
            <text:p text:style-name="P6">A 2017 report found that many young Americans believe the news is biased. (lines18-22)</text:p>
          </table:table-cell>
        </table:table-row>
        <table:table-row>
          <table:table-cell table:style-name="Tableau1.A2" office:value-type="string">
            <text:p text:style-name="P3"><text:span text:style-name="T1">3 </text:span><text:span text:style-name="T8">Pick out the names of the teenagers interviewed. Note down the keywords that explain what they think about the media.</text:span></text:p>
            <text:p text:style-name="P3"><text:span text:style-name="T6">Emma Neely </text:span><text:span text:style-name="T5">- no </text:span><text:span text:style-name="T7">neutral</text:span><text:span text:style-name="T5"> news organisations, each writer has personal bias</text:span></text:p>
            <text:p text:style-name="P3"><text:span text:style-name="T6">Angie </text:span><text:span text:style-name="T5">- the news media cannot be trusted, bias exists</text:span></text:p>
            <text:p text:style-name="P3"><text:span text:style-name="T6">Sally </text:span><text:span text:style-name="T5">- they say what they want, they don’t say the </text:span><text:span text:style-name="T21">truth</text:span><text:span text:style-name="T5"> as it is</text:span></text:p>
          </table:table-cell>
          <table:table-cell table:style-name="Tableau1.B2" office:value-type="string">
            <text:list xml:id="list3868990722" text:style-name="L5">
              <text:list-header>
                <text:p text:style-name="P21">3. Identify the criticisms which are addressed towards the media by teenagers.</text:p>
              </text:list-header>
            </text:list>
            <text:p text:style-name="P8"><text:span text:style-name="T5">Teenagers do not believe that the news organisations are neutral. They say they are biased and that they write what they want to say instead of telling the </text:span><text:span text:style-name="T21">truth</text:span><text:span text:style-name="T5">.</text:span></text:p>
          </table:table-cell>
        </table:table-row>
      </table:table>
      <text:p text:style-name="P17"><text:soft-page-break/>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" svg:font-family="arial, helvetica, sans-serif"/>
    <style:font-face style:name="BookmanOldStyle-BoldItalic" svg:font-family="BookmanOldStyle-BoldItalic" style:font-family-generic="roman"/>
    <style:font-face style:name="BookmanOldStyle-Italic" svg:font-family="BookmanOldStyle-Italic" style:font-family-generic="roman"/>
    <style:font-face style:name="OpenSans-Bold" svg:font-family="OpenSans-Bold" style:font-family-generic="swiss"/>
    <style:font-face style:name="OpenSans-Semibold" svg:font-family="OpenSans-Semibold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25M56S</meta:editing-duration>
    <meta:editing-cycles>4</meta:editing-cycles>
    <meta:generator>LibreOffice/6.3.4.2$Windows_X86_64 LibreOffice_project/60da17e045e08f1793c57c00ba83cdfce946d0aa</meta:generator>
    <dc:date>2020-03-24T16:54:15.281000000</dc:date>
    <meta:document-statistic meta:table-count="1" meta:image-count="0" meta:object-count="0" meta:page-count="2" meta:paragraph-count="35" meta:word-count="520" meta:character-count="3019" meta:non-whitespace-character-count="2530"/>
    <meta:user-defined meta:name="Info 1"/>
    <meta:user-defined meta:name="Info 2"/>
    <meta:user-defined meta:name="Info 3"/>
    <meta:user-defined meta:name="Info 4"/>
  </office:meta>
</office:document-meta>
</file>